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02c77" officeooo:paragraph-rsid="00102c77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10b417" officeooo:paragraph-rsid="0010b417"/>
    </style:style>
    <style:style style:name="P9" style:family="paragraph" style:parent-style-name="Table_20_Contents" style:list-style-name="L1">
      <style:text-properties officeooo:paragraph-rsid="00102c77"/>
    </style:style>
    <style:style style:name="P10" style:family="paragraph" style:parent-style-name="Table_20_Contents" style:list-style-name="L1">
      <style:text-properties officeooo:rsid="00037d2e" officeooo:paragraph-rsid="00102c77"/>
    </style:style>
    <style:style style:name="P11" style:family="paragraph" style:parent-style-name="Azione_20_attore">
      <style:text-properties officeooo:rsid="0007f997" officeooo:paragraph-rsid="0007f997"/>
    </style:style>
    <style:style style:name="P12" style:family="paragraph" style:parent-style-name="Azione_20_attore">
      <style:paragraph-properties fo:margin-left="0.028cm" fo:margin-right="0.028cm" fo:text-indent="-0.062cm" style:auto-text-indent="false">
        <style:tab-stops/>
      </style:paragraph-properties>
      <style:text-properties officeooo:rsid="0007f997" officeooo:paragraph-rsid="0007f997"/>
    </style:style>
    <style:style style:name="P13" style:family="paragraph" style:parent-style-name="Azione_20_sistema">
      <style:text-properties officeooo:rsid="0007f997" officeooo:paragraph-rsid="0007f997"/>
    </style:style>
    <style:style style:name="P14" style:family="paragraph" style:parent-style-name="Azione_20_sistema">
      <style:paragraph-properties fo:margin-left="0.028cm" fo:margin-right="0.028cm" fo:text-indent="-0.062cm" style:auto-text-indent="false">
        <style:tab-stops/>
      </style:paragraph-properties>
      <style:text-properties officeooo:rsid="000bea58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7f997"/>
    </style:style>
    <style:style style:name="T5" style:family="text">
      <style:text-properties officeooo:rsid="000a1bb0"/>
    </style:style>
    <style:style style:name="T6" style:family="text">
      <style:text-properties officeooo:rsid="000bea58"/>
    </style:style>
    <style:style style:name="T7" style:family="text">
      <style:text-properties officeooo:rsid="000de116"/>
    </style:style>
    <style:style style:name="T8" style:family="text">
      <style:text-properties officeooo:rsid="000e4b61"/>
    </style:style>
    <style:style style:name="T9" style:family="text">
      <style:text-properties officeooo:rsid="00102c77"/>
    </style:style>
    <style:style style:name="T10" style:family="text">
      <style:text-properties officeooo:rsid="0010c65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<text:span text:style-name="T5">degli iscritti in base a servizi erogat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Personale amministrativ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2"> </text:span>accede al sistema e viene <text:span text:style-name="T3">autenticat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12917" text:style-name="Numerazione_20_UC">
              <text:list-item text:start-value="1">
                <text:p text:style-name="P11"><text:s/>L'utente accede alla sezione relativa a<text:span text:style-name="T6">i servizi</text:span>.</text:p>
                <text:p text:style-name="P13"/>
              </text:list-item>
              <text:list-item>
                <text:p text:style-name="P13"><text:s/>Il sistema mostra l'interfaccia di interazione <text:span text:style-name="T6">per i servizi</text:span>.</text:p>
                <text:p text:style-name="P11"/>
              </text:list-item>
              <text:list-item>
                <text:p text:style-name="P11"><text:s/>L'utente accede alla sezione relativ<text:span text:style-name="T8">a</text:span> al <text:span text:style-name="T6">servizio</text:span>.</text:p>
                <text:p text:style-name="P13"/>
              </text:list-item>
              <text:list-item>
                <text:p text:style-name="P13"><text:s/>Il sistema mostra l'interfaccia di interazione con la categoria a cui l'utente è interessato.</text:p>
                <text:p text:style-name="P11"/>
              </text:list-item>
              <text:list-item>
                <text:p text:style-name="P12"><text:s/>L'utente richiede di visualizzare la lista <text:span text:style-name="T6">degli utenti che usufruiscono di quel determinato servizio.</text:span></text:p>
                <text:p text:style-name="P14"/>
              </text:list-item>
              <text:list-item>
                <text:p text:style-name="P13"><text:s/>Il sistema elabora e mostra l'elenco di nomi e cognomi, <text:span text:style-name="T7">e della data fine e inizio del servizio in quest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88002" text:style-name="L1">
              <text:list-item>
                <text:p text:style-name="P10">L'elenco non è disponibile viene visualizzato un messaggio di errore.</text:p>
              </text:list-item>
              <text:list-item>
                <text:p text:style-name="P9"><text:span text:style-name="T9">L</text:span><text:span text:style-name="T4">'utente potrebbe non essere autorizzato ad accedere allo specifico elenco </text:span><text:span text:style-name="T10">e</text:span><text:span text:style-name="T4"> viene visualizzato un messaggio di avvis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6"/>
      <text:p text:style-name="P7">UC_A_11_12_13 Controllo iscritti in base alle tipologie di servizi eroga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T2M49S</meta:editing-duration>
    <meta:editing-cycles>12</meta:editing-cycles>
    <meta:generator>LibreOffice/3.6$Windows_x86 LibreOffice_project/da8c1e6-fd468f4-454e206-f42a4a9-143cfd</meta:generator>
    <dc:date>2012-10-23T23:47:27.47</dc:date>
    <meta:document-statistic meta:table-count="1" meta:image-count="0" meta:object-count="0" meta:page-count="1" meta:paragraph-count="23" meta:word-count="175" meta:character-count="1134" meta:non-whitespace-character-count="983"/>
  </office:meta>
</office:document-meta>
</file>